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5.5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9.74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20"/>
        <table:table-column table:style-name="co7" table:default-cell-style-name="ce24"/>
        <table:table-column table:style-name="co8" table:default-cell-style-name="ce24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Fiche</text:p>
          </table:table-cell>
          <table:table-cell table:style-name="ce1" office:value-type="string" calcext:value-type="string">
            <text:p>Nom du tableau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Année</text:p>
          </table:table-cell>
          <table:table-cell table:style-name="ce14" office:value-type="string" calcext:value-type="string">
            <text:p>Lieu</text:p>
          </table:table-cell>
          <table:table-cell table:style-name="ce21" office:value-type="string" calcext:value-type="string">
            <text:p>Musée</text:p>
          </table:table-cell>
          <table:table-cell table:style-name="ce21" office:value-type="string" calcext:value-type="string">
            <text:p>Note</text:p>
          </table:table-cell>
          <table:table-cell table:style-name="ce25" office:value-type="string" calcext:value-type="string">
            <text:p>Lien</text:p>
          </table:table-cell>
          <table:table-cell table:style-name="ce25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ontmartre : la carrière, les moulins</text:p>
          </table:table-cell>
          <table:table-cell table:style-name="ce11" office:value-type="string" calcext:value-type="string">
            <text:p>?</text:p>
          </table:table-cell>
          <table:table-cell table:style-name="ce2" office:value-type="float" office:value="1886" calcext:value-type="float">
            <text:p>1886</text:p>
          </table:table-cell>
          <table:table-cell table:style-name="ce15" office:value-type="string" calcext:value-type="string">
            <text:p>Paris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Champ d'oliviers</text:p>
          </table:table-cell>
          <table:table-cell table:style-name="ce11" office:value-type="string" calcext:value-type="string">
            <text:p>novembre-décembre</text:p>
          </table:table-cell>
          <table:table-cell table:style-name="ce2" office:value-type="float" office:value="1889" calcext:value-type="float">
            <text:p>1889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/>
          <table:table-cell table:style-name="ce5" office:value-type="string" calcext:value-type="string">
            <text:p>Oliviers contre une pente d'une colline</text:p>
          </table:table-cell>
          <table:table-cell table:style-name="ce11" office:value-type="string" calcext:value-type="string">
            <text:p>novembre-décembre</text:p>
          </table:table-cell>
          <table:table-cell table:style-name="ce2" office:value-type="float" office:value="1889" calcext:value-type="float">
            <text:p>1889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/>
          <table:table-cell table:style-name="ce5" office:value-type="string" calcext:value-type="string">
            <text:p>Champ avec deux lapins</text:p>
          </table:table-cell>
          <table:table-cell table:style-name="ce11" office:value-type="string" calcext:value-type="string">
            <text:p>décembre</text:p>
          </table:table-cell>
          <table:table-cell table:style-name="ce2" office:value-type="float" office:value="1889" calcext:value-type="float">
            <text:p>1889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/>
          <table:table-cell table:style-name="ce5" office:value-type="string" calcext:value-type="string">
            <text:p>Jardin de l'hôpital Saint-Paul</text:p>
          </table:table-cell>
          <table:table-cell table:style-name="ce11" office:value-type="string" calcext:value-type="string">
            <text:p>décembre</text:p>
          </table:table-cell>
          <table:table-cell table:style-name="ce2" office:value-type="float" office:value="1889" calcext:value-type="float">
            <text:p>1889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/>
          <table:table-cell table:style-name="ce5" office:value-type="string" calcext:value-type="string">
            <text:p>La Charrue et la Herse (d'après <text:a xlink:href="https://fr.wikipedia.org/wiki/Jean-François_Millet" xlink:type="simple">Millet</text:a>)</text:p>
          </table:table-cell>
          <table:table-cell table:style-name="ce11" office:value-type="string" calcext:value-type="string">
            <text:p>janvier</text:p>
          </table:table-cell>
          <table:table-cell table:style-name="ce2" office:value-type="float" office:value="1890" calcext:value-type="float">
            <text:p>1890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/>
          <table:table-cell table:style-name="ce5" office:value-type="string" calcext:value-type="string">
            <text:p>Cyprès et deux femmes</text:p>
          </table:table-cell>
          <table:table-cell table:style-name="ce11" office:value-type="string" calcext:value-type="string">
            <text:p>février</text:p>
          </table:table-cell>
          <table:table-cell table:style-name="ce2" office:value-type="float" office:value="1890" calcext:value-type="float">
            <text:p>1890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Oui</text:p>
          </table:table-cell>
          <table:table-cell table:style-name="ce6" office:value-type="string" calcext:value-type="string">
            <text:p>Amandier en fleurs</text:p>
          </table:table-cell>
          <table:table-cell table:style-name="ce12" office:value-type="string" calcext:value-type="string">
            <text:p>février</text:p>
          </table:table-cell>
          <table:table-cell table:style-name="ce2" office:value-type="float" office:value="1890" calcext:value-type="float">
            <text:p>1890</text:p>
          </table:table-cell>
          <table:table-cell table:style-name="ce16" office:value-type="string" calcext:value-type="string">
            <text:p>Saint-Rémy de Provenc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office:value-type="string" calcext:value-type="string">
            <text:p><text:a xlink:href="https://fr.wikipedia.org/wiki/Amandier_en_fleurs#/media/File:Vincent_van_Gogh_-_Almond_blossom_-_Google_Art_Project.jpg" xlink:type="simple">https://fr.wikipedia.org/wiki/Amandier_en_fleurs#/media/File:Vincent_van_Gogh_-_Almond_blossom_-_Google_Art_Project.jpg</text:a></text:p>
          </table:table-cell>
          <table:table-cell table:number-columns-repeated="1015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/>
          <table:table-cell table:style-name="ce5" office:value-type="string" calcext:value-type="string">
            <text:p>Le Bûcheron</text:p>
          </table:table-cell>
          <table:table-cell table:style-name="ce11" office:value-type="string" calcext:value-type="string">
            <text:p>février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/>
          <table:table-cell table:style-name="ce5" office:value-type="string" calcext:value-type="string">
            <text:p>Maisons et Cyprès. Réminiscence du Nord</text:p>
          </table:table-cell>
          <table:table-cell table:style-name="ce11" office:value-type="string" calcext:value-type="string">
            <text:p>mars-avril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/>
          <table:table-cell table:style-name="ce5" office:value-type="string" calcext:value-type="string">
            <text:p>Papillons et coquelicots</text:p>
          </table:table-cell>
          <table:table-cell table:style-name="ce11" office:value-type="string" calcext:value-type="string">
            <text:p>avril-mai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5" office:value-type="string" calcext:value-type="string">
            <text:p>Les Roses sauvages</text:p>
          </table:table-cell>
          <table:table-cell table:style-name="ce11" office:value-type="string" calcext:value-type="string">
            <text:p>avril-mai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/>
          <table:table-cell table:style-name="ce5" office:value-type="string" calcext:value-type="string">
            <text:p>La Résurrection de Lazare (d'après <text:a xlink:href="https://fr.wikipedia.org/wiki/Rembrandt" xlink:type="simple">Rembrandt</text:a>)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/>
          <table:table-cell table:style-name="ce5" office:value-type="string" calcext:value-type="string">
            <text:p>Vase aux iris sur fond jaune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/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2"/>
          <table:table-cell table:style-name="ce5" office:value-type="string" calcext:value-type="string">
            <text:p>Fermes avec personnages</text:p>
          </table:table-cell>
          <table:table-cell table:style-name="ce12" office:value-type="string" calcext:value-type="string">
            <text:p>mai-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2"/>
          <table:table-cell table:style-name="ce5" office:value-type="string" calcext:value-type="string">
            <text:p>Épis de blé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2"/>
          <table:table-cell table:style-name="ce5" office:value-type="string" calcext:value-type="string">
            <text:p>Vue d’Auvers</text:p>
          </table:table-cell>
          <table:table-cell table:style-name="ce12" office:value-type="string" calcext:value-type="string">
            <text:p>mai-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2"/>
          <table:table-cell table:style-name="ce5" office:value-type="string" calcext:value-type="string">
            <text:p>Vase avec hibiscus des marais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2"/>
          <table:table-cell table:style-name="ce5" office:value-type="string" calcext:value-type="string">
            <text:p>Paysage au crépuscule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Oui</text:p>
          </table:table-cell>
          <table:table-cell table:style-name="ce5" office:value-type="string" calcext:value-type="string">
            <text:p>Le Jardin de Daubigny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office:value-type="string" calcext:value-type="string">
            <text:p><text:a xlink:href="https://fr.wikipedia.org/wiki/Le_Jardin_de_Daubigny#/media/File:Vincent_Willem_van_Gogh_021.jpg" xlink:type="simple">https://fr.wikipedia.org/wiki/Le_Jardin_de_Daubigny#/media/File:Vincent_Willem_van_Gogh_021.jpg</text:a></text:p>
          </table:table-cell>
          <table:table-cell table:number-columns-repeated="1015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2"/>
          <table:table-cell table:style-name="ce5" office:value-type="string" calcext:value-type="string">
            <text:p>Racines d’arbres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2"/>
          <table:table-cell table:style-name="ce5" office:value-type="string" calcext:value-type="string">
            <text:p>Champs de blé sous un ciel de pluie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Oui</text:p>
          </table:table-cell>
          <table:table-cell table:style-name="ce6" office:value-type="string" calcext:value-type="string">
            <text:p>Champ de blé aux corbeaux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float" office:value="1890" calcext:value-type="float">
            <text:p>1890</text:p>
          </table:table-cell>
          <table:table-cell table:style-name="ce15" office:value-type="string" calcext:value-type="string">
            <text:p>Auvers-sur-Oise</text:p>
          </table:table-cell>
          <table:table-cell table:style-name="ce22" office:value-type="string" calcext:value-type="string">
            <text:p>Musée Van Gogh</text:p>
          </table:table-cell>
          <table:table-cell table:style-name="ce23"/>
          <table:table-cell office:value-type="string" calcext:value-type="string">
            <text:p><text:a xlink:href="https://fr.wikipedia.org/wiki/Champ_de_blé_aux_corbeaux#/media/File:Vincent_van_Gogh_(1853-1890)_-_Wheat_Field_with_Crows_(1890).jpg" xlink:type="simple">https://fr.wikipedia.org/wiki/Champ_de_blé_aux_corbeaux#/media/File:Vincent_van_Gogh_(1853-1890)_-_Wheat_Field_with_Crows_(1890).jpg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7" office:value-type="string" calcext:value-type="string">
            <text:p>Mine de charbon dans le Borinage</text:p>
          </table:table-cell>
          <table:table-cell table:style-name="ce13" office:value-type="date" office:date-value="1879-08-01" calcext:value-type="date">
            <text:p>1879-08-01</text:p>
          </table:table-cell>
          <table:table-cell office:value-type="float" office:value="1879" calcext:value-type="float">
            <text:p>1879</text:p>
          </table:table-cell>
          <table:table-cell table:style-name="ce3" office:value-type="string" calcext:value-type="string">
            <text:p>Wasmes, Cuesmes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Route barrée de saules avec un balayeur, fusain et aquarelle (39,5 × 60,5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Femme de Scheveningue, aquarelle (23,5 × 9,5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Garçon accroupi avec faucille, craie noire et aquarelle (47 × 61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e Retour des mineurs, crayon et pinceau (43 × 60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Grange au toit moussu, crayon et plume (45,5 × 61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 avec choux et sabots, huile, papier et bois (34,5 × 55 cm), décembre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 avec cruche de bière et fruits (44,5 × 57,5 cm), décembre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aysan assis auprès du feu, plume et lavis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aysan assis auprès du feu, fusain et lavis (56 × 45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Semeur, plume et lavis (48 × 36,5 cm)</text:p>
          </table:table-cell>
          <table:table-cell/>
          <table:table-cell office:value-type="float" office:value="1881" calcext:value-type="float">
            <text:p>1881</text:p>
          </table:table-cell>
          <table:table-cell table:style-name="ce17" office:value-type="string" calcext:value-type="string">
            <text:p>Ett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'Usine de M. Enhoven, aquarelle (35,5 × 59,5 cm), mars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Sorrow, lithographie, novembre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La Loterie nationale, aquarelle (38 × 57 cm), septembre</text:p>
          </table:table-cell>
          <table:table-cell table:style-name="ce4"/>
          <table:table-cell table:style-name="ce4" office:value-type="float" office:value="1882" calcext:value-type="float">
            <text:p>1882</text:p>
          </table:table-cell>
          <table:table-cell table:style-name="ce18" office:value-type="string" calcext:value-type="string">
            <text:p>La Haye</text:p>
          </table:table-cell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Femmes de mineurs, aquarelle (32 × 50 cm), novembre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Blanchisserie à Scheveningue, aquarelle (32 × 54 cm), juille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Blanchisserie à Scheveningue, plume et lavis, juille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number-columns-repeated="2"/>
          <table:table-cell table:style-name="ce7" office:value-type="string" calcext:value-type="string">
            <text:p>Le Jardin (et/ou l'atelier du charpentier) et la blanchisserie (vue de la chambre de Vincent), crayon, plume et pinceau (28,5 × 47 cm), mai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Sècherie de limandes, crayon, plume et pinceau (28 × 44 cm), mai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Sècherie de limandes à Scheveningue, aquarelle (35,5 × 52 cm), juille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eune fille dans un sous-bois (Bois de la Haye avec jeune fille en blanc?), h/t (39 × 59 cm), août ou septembre (?)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Plage de Scheveningue, h/p/bois (35,5 × 49,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Plage de Scheveningue (sur la plage), papier sur carton (34,5 × 51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Plage de Scheveningue, h/t (34 × 51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Plage de Scheveningue (sur la plage), h/t (34 × 51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Femme dans une allée, h/bois (31 × 24,5 cm), automne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Dune, toile/bois (24 × 32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Dune, h/b (36 × 58,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aysage de dunes et personnages, h/t/bois (24 × 32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êcheur sur la plage, h/t/bois (51 × 33,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Femme de pêcheur sur la plage, h/t/bois (52 × 34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Raccommodeuses de filets, h/papier/bois (42 × 62,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Jeune fille (ou Femme) dans le bois, h/bois (35 × 47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eune fille (ou Femme) dans le bois, aquarelle (34,5 × 24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Groupe de vieilles maisons à La Haye, h/t/carton (34 × 2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a Lisière de la forêt, h/t/bois (34,5 × 49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aysan travaillant (la terre), h/papier/bois (30 × 29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Arrêt de voitures, h/t/bois (42 × 53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Deux femmes dans le bois, h/papier/bois (35 × 24,5 cm), août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Semeur, plume et pinceau (61 × 40 cm), décembre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Semeur, crayon et pinceau et encre de Chine (61 × 40 cm), décembre</text:p>
          </table:table-cell>
          <table:table-cell/>
          <table:table-cell office:value-type="float" office:value="1882" calcext:value-type="float">
            <text:p>1882</text:p>
          </table:table-cell>
          <table:table-cell table:style-name="ce17" office:value-type="string" calcext:value-type="string">
            <text:p>La Haye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7" office:value-type="string" calcext:value-type="string">
            <text:p>Métairies (ou Chaumières), h/t 36 × 55,5 cm), sept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17" office:value-type="string" calcext:value-type="string">
            <text:p>La Haye, La Drenthe, Nuenen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7" office:value-type="string" calcext:value-type="string">
            <text:p>Vieux Pêcheur, plume et crayon (43 × 25 cm), janvier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19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aysannes sur le champ, h/t (27 × 35,5 cm), sept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4">
          <table:table-cell table:number-columns-repeated="2"/>
          <table:table-cell table:style-name="ce7" office:value-type="string" calcext:value-type="string">
            <text:p>Paysannes aux champs (parfois Deux Paysannes ramassant la tourbe ou Paysannes sur le champ), h/t (27 × 35,5 cm), octo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ruyères, h/t (33,5 × 48,5 cm), sept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ruyères avec brouette, aquarelle (24 × 35 cm), sept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répuscule à Loosduinen, h/t/bois (33 × 50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Trois personnes au bord du canal avec moulin, inconnu, août (?)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Ferme, h/t/bois (28,5 × 39,5 cm), sept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n brûlant des mauvaises herbes, h/bois (30,5 × 39,5 cm), octo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umière avec tas de foin et de tourbe, h/t (37,5 × 55,5 cm), mi-automn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'Église au crépuscule, h/carton/bois (36 × 53 cm), octo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asserelle sur un fossé, h/t/bois (60 × 45,8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Vente de bois, aquarelle (33,5 × 44,5 cm), décem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hamps de tulipes, h/t/bois (48 × 65 cm), avril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aysage marécageux, h/t (25 × 45,5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Vache couchée, h/t (19 × 47,5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Vache couchée, h/t (30 × 50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récolte des pommes de terre, h/t (39,5 × 94,5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rbre_fouetté_par_le_vent" xlink:type="simple">Arbre fouetté par le vent</text:a>, h/t (35 × 47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airie avec vaches, h/t/bois (31,5 × 44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Dans les dunes, environs de La Haye, h/bois (33,5 × 48,5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Semeur (esquisse), h/bois (19 × 27,5 cm), août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Bateau à tourbe, h/t (37 × 55,5 cm), octobre</text:p>
          </table:table-cell>
          <table:table-cell/>
          <table:table-cell office:value-type="float" office:value="1883" calcext:value-type="float">
            <text:p>1883</text:p>
          </table:table-cell>
          <table:table-cell table:style-name="ce3"/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e Tisserand (devant son métier)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ois de bouleaux avec un troupeau de moutons, crayon et plume (39,5 × 54,5 cm), mars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Sortie de l'église de Nuenen, h/t (41 × 32 cm), octobre ; volé en 2002, retrouvé en 2016<text:a xlink:href="https://fr.wikipedia.org/wiki/Liste_des_tableaux_de_Vincent_van_Gogh#cite_note-1" xlink:type="simple">1</text:a>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Attelage de bœufs, h/t (57 × 82,5 cm)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Allée de peupliers, h/t (99 × 66 cm), octobre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Nature morte : bouteilles, h/t (33 × 41 cm), novembre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e Tisserand, plume (26 × 21 cm), février-mars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Métier à tisser, h/t (70 × 85 cm), mai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'Ancienne Gare d'Eindhoven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L'Hiver</text:p>
          </table:table-cell>
          <table:table-cell/>
          <table:table-cell office:value-type="float" office:value="1884" calcext:value-type="float">
            <text:p>1884</text:p>
          </table:table-cell>
          <table:table-cell table:style-name="ce17" office:value-type="string" calcext:value-type="string">
            <text:p>Nuenen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nne au bonnet blanc, mine de plomb (33,5 × 21 cm), janvier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table:formula="of:=[.A38]+1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Tête de paysanne (près de l’âtre), h/t/panneau (45 × 36 cm), 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string" calcext:value-type="string">
            <text:p>Nuenen</text:p>
          </table:table-cell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ileuse, h/t (43,5 × 34,5 cm), mars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haumière à la tombée du jour, h/t (64 × 78 cm), mai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 au pot de terre et aux sabots, h/t (39 × 41,5 cm), sept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Allée de peupliers près de Nuenen, h/t (78 × 97,8 cm), nov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Plantation de pommes de terre, h/t (33 × 41 cm), avril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Travail des champs (Paysanne et paysan plantant des pommes de terre), h/t (33 × 41 cm), avril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aysanne au bonnet blanc, toile sur bois (41 × 31 cm), 5 mars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mme à table au café Le Tambourin, h/t (55,5 × 46,5 cm), février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aysanne brabançonne, plume et lavis, mai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es_Mangeurs_de_pommes_de_terre" xlink:type="simple">Les Mangeurs de pommes de terre</text:a>, h/t (82 × 114 cm), avril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Vieille Tour du cimetière de Nuenen (fin mai, début juin)<text:a xlink:href="https://fr.wikipedia.org/wiki/Liste_des_tableaux_de_Vincent_van_Gogh#cite_note-zurcher-2" xlink:type="simple">2</text:a>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Jardin du presbytère, h/t (33 × 43 cm), octo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aisons vues de l'arrière, h/t (44 × 33,5 cm), déc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Grand-Place, craie noire (22,5 × 30 cm), déc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Nourrice, h/t (50 × 40 cm), déc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Quai, h/panneau (20,5 × 27 cm), décemb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 à la Bible ouverte, à la chandelle et au roman de Zola, La Joie de vivre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râne de squelette fumant une cigarette, 1885-1886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Toits de Paris, h/t (38,5 × 61,5 cm), avril-juin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tatuette en plâtre, h/t (41 × 32,5 cm), avril-juin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 : maquereaux, citrons et tomate, h/t (39 × 56,5 cm), été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Moulin de la Galette, h/t (38,5 × 46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Colline de Montmartre, h/t (36 × 61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Colline de Montmartre, h/t (44 × 33,5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Moulin de Blute-Fin, Montmartre<text:a xlink:href="https://fr.wikipedia.org/wiki/Liste_des_tableaux_de_Vincent_van_Gogh#cite_note-3" xlink:type="simple">3</text:a>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ontmartre : la carrière, les moulins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office:value-type="string" calcext:value-type="string">
            <text:p><text:a xlink:href="https://fr.wikipedia.org/wiki/La_Guinguette" xlink:type="simple">La Guinguette</text:a>, h/t (49 × 64 cm)</text:p>
          </table:table-cell>
          <table:table-cell table:style-name="ce4" office:value-type="string" calcext:value-type="string">
            <text:p>octobre-décembre</text:p>
          </table:table-cell>
          <table:table-cell table:style-name="ce4" office:value-type="float" office:value="1886" calcext:value-type="float">
            <text:p>1886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Martin-pêcheur h/t (19 × 26,5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inéraire en pot, h/t (54,5 × 46 cm), juillet-sept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Vieux Souliers aux lacets, automn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</text:a>, h/t (39,5 × 29,5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Deux autoportraits</text:a>, crayon et plume (32 × 24 cm), octobre-décembre</text:p>
          </table:table-cell>
          <table:table-cell/>
          <table:table-cell office:value-type="float" office:value="1886" calcext:value-type="float">
            <text:p>1886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au chapeau gris</text:a>, h/t (41 × 32 cm), janvier-mars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</text:a>, h/t (41 × 33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au chapeau de paille</text:a>, h/t/b (35,5 × 27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au chapeau de paille</text:a>, h/carton (40,5 × 32,5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au chapeau de paille</text:a>, h/carton (41 × 33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au chapeau de feutre gris</text:a>, h/t (44 × 37,5 cm), hiver 1887-1888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(van_Gogh)" xlink:type="simple">Autoportrait du peintre au travail</text:a>, h/t (65 × 50,5), hiver 1887-1888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mme à table au café Le Tambourin, h/t (55,5 × 46,5 cm), février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rdins potagers de Montmartre, h/t (43 × 80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Nature morte avec citrons et carafe, h/t (46 × 38 cm), printemps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ue de la chambre de Vincent, rue Lepic, h/t (46 × 38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rds de Seine, h/t (32 × 45,5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Champ de blé, h/t (54 × 64,5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ous-bois, h/t (46 × 55,5 cm), juillet-septembre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Seine et Le Pont de la Grande Jatte à Asnières, h/t (32 × 40,5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Pont d'Asnières, h/t (52 × 65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Restaurant de la Sirène à Asnières, h/t (57 × 68 cm)</text:p>
          </table:table-cell>
          <table:table-cell table:style-name="ce4" office:value-type="string" calcext:value-type="string">
            <text:p>avril-juin</text:p>
          </table:table-cell>
          <table:table-cell table:style-name="ce4" office:value-type="float" office:value="1887" calcext:value-type="float">
            <text:p>1887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x tournesols coupés, h/t (43 × 61 cm), juillet-septembre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Quatre tournesols coupés, h/t (60 × 100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ponaiserie : le prunier en fleurs, h/t (55 × 46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ponaiserie : pont sous la pluie, h/t (73 × 54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ponaiserie : l'Oiran, h/t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utoportrait en bronze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Bouquet de marguerites et d'anémones, h/t (61 × 38 cm), été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térieur de restaurant, h/t (45,5 × 56,5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mme assise près d'un berceau, h/t (61 × 46 cm), janvier-mars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office:value-type="string" calcext:value-type="string">
            <text:p>L'Italienne, h/t (81 × 60 cm)</text:p>
          </table:table-cell>
          <table:table-cell table:style-name="ce4" office:value-type="string" calcext:value-type="string">
            <text:p>hiver 1887-1888</text:p>
          </table:table-cell>
          <table:table-cell table:style-name="ce4" office:value-type="float" office:value="1887" calcext:value-type="float">
            <text:p>1887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ortrait de femme en blé, h/t (46 × 38 cm), janvier-mars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e morte: l'absinthe, h/t (46,5 × 33 cm), avril-juin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Nature morte avec statuette, rose et livres, h/t (55 × 46,5 cm), hiver 1887-1888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ortrait du père Tanguy, h/t (65 × 51 cm), hiver 1887-1888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ortrait du père Tanguy, h/t (92 × 75 cm), hiver 1887-1888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Campement des bohémiens, h/t (45 × 51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Charcuterie, h/t/carton (39,5 × 32,5 cm), février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hamps recouverts de neige autour d'Arles, février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Vergers_fleurissants" xlink:type="simple">Pêchers en fleurs, « Souvenir de Mauve »</text:a> (73 × 59,5 cm), mars, <text:a xlink:href="https://fr.wikipedia.org/wiki/Musée_Kröller-Müller" xlink:type="simple">Musée Kröller-Müller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Champ_de_blé_aux_iris" xlink:type="simple">Le Champ de blé aux iris</text:a>, h/t (54 × 65 cm), mai, <text:a xlink:href="https://fr.wikipedia.org/wiki/Musée_van_Gogh" xlink:type="simple">Musée van Gogh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ucher de soleil, h/t (74 × 91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rdins de maraîchers, h/t (72,5 × 92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rmiers travaillant dans les champs, roseau (26 × 34,5 cm), avril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eules de paille, h/t (73 × 92,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meur au soleil couchant, h/t (64 × 80,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meur au soleil couchant, roseau (24,5 × 32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ochers, crayon, plume et roseau (49 × 60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ardin fleuri, h/t (72 × 91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Barques à voile aux Saintes-Maries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Barques à voile aux Saintes-Maries, roseau (24 × 31,5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isons de gardians aux Saintes-Maries, crayon et roseau (30 × 47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Vue des Saintes-Maries-de-la-Mer, h/t (64 × 3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arques sur la plage, h/t (64,5 × 81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Champ labouré, h/t (72,5 × 92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ortrait de Patience Escalier, h/t (69 × 56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vandières au canal, plume (31,5 × 24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Une paire de sabots, h/t (32,5 × 40,5 cm), mars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Alyscamps, h/t (73 × 92 cm), nov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meur, h/t (64 × 80,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meur, h/t (73,5 × 93 cm), nov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meur, h/t (32 × 40 cm), nov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office:value-type="string" calcext:value-type="string">
            <text:p><text:a xlink:href="https://fr.wikipedia.org/w/index.php?title=Le_Dancing_d%27Arles&amp;action=edit&amp;redlink=1" xlink:type="simple">Le Dancing d'Arles</text:a>, h/t (65 × 81 cm)</text:p>
          </table:table-cell>
          <table:table-cell table:style-name="ce4" office:value-type="string" calcext:value-type="string">
            <text:p>décembre</text:p>
          </table:table-cell>
          <table:table-cell table:style-name="ce4" office:value-type="float" office:value="1888" calcext:value-type="float">
            <text:p>1888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es_Bretonnes&amp;action=edit&amp;redlink=1" xlink:type="simple">Les Bretonnes</text:a>, aquarelle (47,5 × 62 cm), déc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Nature_morte_:_vase_de_lauriers_roses_et_livres&amp;action=edit&amp;redlink=1" xlink:type="simple">Nature morte : vase de lauriers roses et livres</text:a>, h/t (60 × 73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a_Chaise_de_Vincent&amp;action=edit&amp;redlink=1" xlink:type="simple">La Chaise de Vincent</text:a>, h/t (93 × 73,5 cm), déc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e_Fauteuil_de_Gauguin&amp;action=edit&amp;redlink=1" xlink:type="simple">Le Fauteuil de Gauguin</text:a>, h/t (90,5 × 72 cm), déc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Autoportraits_(van_Gogh)" xlink:type="simple">Autoportrait du peintre au travail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Terrasse_du_café_le_soir,_Place_du_forum,_Arles" xlink:type="simple">Terrasse du café le soir, Place du forum, Arles</text:a>, chalumeau taillé (62 × 47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Terrasse_du_café_le_soir,_Place_du_forum,_Arles" xlink:type="simple">Terrasse du café le soir, Place du forum, Arles</text:a>, h/t (81 × 65,5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L%27Entrée_du_jardin_public_à_Arles&amp;action=edit&amp;redlink=1" xlink:type="simple">L'Entrée du jardin public à Arles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Branche_d%27amandier_en_fleurs_dans_un_verre&amp;action=edit&amp;redlink=1" xlink:type="simple">Branche d'amandier en fleurs dans un verre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Pont_Van-Gogh_(Arles)" xlink:type="simple">Le Pont Langlois avec des lavandières</text:a>, h/t (54 × 65 cm), mars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Pont_Van-Gogh_(Arles)" xlink:type="simple">Le Pont Langlois</text:a>, h/t (49,5 × 64 cm), mai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Douze_tournesols_dans_un_vase&amp;action=edit&amp;redlink=1" xlink:type="simple">Douze tournesols dans un vase</text:a>, h/t (91 × 72 cm), été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Quatorze_tournesols_dans_un_vase" xlink:type="simple">Quatorze tournesols dans un vase</text:a>, h/t (93 × 73 cm), aoû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a_Plaine_de_la_Crau,_vue_de_Montmajour&amp;action=edit&amp;redlink=1" xlink:type="simple">La Plaine de la Crau, vue de Montmajour</text:a>, h/t (72,5 × 92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a_Plaine_de_la_Crau,_vue_de_Montmajour&amp;action=edit&amp;redlink=1" xlink:type="simple">La Plaine de la Crau, vue de Montmajour</text:a>, craie noire, plume et roseau (49 × 61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La_Plaine_de_la_Crau_avec_la_ruine_de_Montmajour&amp;action=edit&amp;redlink=1" xlink:type="simple">La Plaine de la Crau avec la ruine de Montmajour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a_Mousmé_dans_le_fauteuil&amp;action=edit&amp;redlink=1" xlink:type="simple">La Mousmé dans le fauteuil</text:a>, plume (32,5 × 24,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a_Mousmé_dans_le_fauteuil&amp;action=edit&amp;redlink=1" xlink:type="simple">La Mousmé dans le fauteuil</text:a>, h/t (74 × 60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Café_de_nuit,_place_Lamartine,_Arles" xlink:type="simple">Le Café de nuit, place Lamartine, Arles</text:a>, h/t (70 × 89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Le_Vieux_Moulin" xlink:type="simple">Le Vieux Moulin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Jardin_public_à_Arles_le_jardin_du_poète&amp;action=edit&amp;redlink=1" xlink:type="simple">Jardin public à Arles le jardin du poète</text:a>, h/t (73 × 92 cm), octo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a_Vigne_rouge" xlink:type="simple">La Vigne rouge</text:a>, h/t (75 × 93 cm), novembre, <text:a xlink:href="https://fr.wikipedia.org/wiki/Musée_de_l%27Ermitage" xlink:type="simple">musée de l'Ermitage</text:a> de <text:a xlink:href="https://fr.wikipedia.org/wiki/Saint-Pétersbourg" xlink:type="simple">Saint-Pétersbourg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office:value-type="string" calcext:value-type="string">
            <text:p><text:a xlink:href="https://fr.wikipedia.org/wiki/Portrait_d%27Eugène_Boch" xlink:type="simple">Portrait d'Eugène Boch</text:a> h/t (60 × 45 cm)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float" office:value="1888" calcext:value-type="float">
            <text:p>1888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Portrait_de_Paul-Eugène_Milliet_en_buste&amp;action=edit&amp;redlink=1" xlink:type="simple">Portrait de Paul-Eugène Milliet en buste</text:a>, plume et aquarelle (30 × 23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Portrait_de_Paul-Eugène_Milliet" xlink:type="simple">Portrait de Paul-Eugène Milliet</text:a>, h/t (81 × 65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Portrait_de_Paul-Eugène_Milliet_(le_Zouave)&amp;action=edit&amp;redlink=1" xlink:type="simple">Portrait de Paul-Eugène Milliet (le Zouave)</text:a>, h/t (65 × 54 cm), juin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Les_Rochers_avec_chêne&amp;action=edit&amp;redlink=1" xlink:type="simple">Les Rochers avec chêne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Autoportrait_en_bonze_(et_non_en_bronze)_dédicacé_à_Paul_Gauguin&amp;action=edit&amp;redlink=1" xlink:type="simple">Autoportrait en bonze (et non en bronze) dédicacé à Paul Gauguin</text:a>, h/t (62 × 52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Le_Semeur_au_soleil_couchant&amp;action=edit&amp;redlink=1" xlink:type="simple">Le Semeur au soleil couchant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a_Chambre_de_Van_Gogh_à_Arles" xlink:type="simple">La Chambre de van Gogh à Arles</text:a>, h/t (72 × 90 cm), octo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a_chambre_de_Van_Gogh_à_Arles" xlink:type="simple">La Chambre de van Gogh à Arles</text:a>, plume, octo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Trois_tournesols_dans_un_vase" xlink:type="simple">Trois tournesols dans un vase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Vase_avec_cinq_tournesols" xlink:type="simple">Vase avec cinq tournesols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Vase_avec_douze_tournesols" xlink:type="simple">Vase avec douze tournesols</text:a>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Maison_Jaune_(Van_Gogh)" xlink:type="simple">Maison jaune</text:a>, chalumeau taillé (13 × 20,5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Maison_Jaune_(Van_Gogh)" xlink:type="simple">Maison jaune</text:a>, h/t (76 × 94 cm)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Nuit_étoilée_sur_le_Rhône" xlink:type="simple">Nuit étoilée sur le Rhône</text:a>, plume, sept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office:value-type="string" calcext:value-type="string">
            <text:p><text:a xlink:href="https://fr.wikipedia.org/wiki/Nuit_étoilée_sur_le_Rhône" xlink:type="simple">Nuit étoilée sur le Rhône</text:a>, h/t (72,5 × 92 cm), 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float" office:value="1888" calcext:value-type="float">
            <text:p>1888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Portrait_de_Joseph_Roulin_assis" xlink:type="simple">Portrait de Joseph Roulin assis</text:a>, h/t (81 × 65 cm), juillet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Portrait_d%27Augustine_Roulin)&amp;action=edit&amp;redlink=1" xlink:type="simple">Portrait d'Augustine Roulin)</text:a>, h/t (55 × 65 cm), déc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a_Berceuse_(Augustine_Roulin)" xlink:type="simple">La Berceuse (Augustine Roulin)</text:a>, h/t (92 × 73 cm), déc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e_Pont_de_Trinquetaille" xlink:type="simple">Pont de Trinquetaille</text:a>, h/t (73,5 × 92,5 cm), octo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%27Arlésienne,_Mme_Ginoux_avec_des_livres&amp;action=edit&amp;redlink=1" xlink:type="simple">L'Arlésienne, Mme Ginoux avec des livres</text:a> (h/t0,90 × 72 cm), nov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%27Arlésienne,_Mme_Ginoux_avec_des_livres&amp;action=edit&amp;redlink=1" xlink:type="simple">L'Arlésienne, Mme Ginoux avec des livres</text:a> (h/t0,93 × 74 cm), novembre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Coucher_de_soleil_à_Montmajour" xlink:type="simple">Coucher de soleil à Montmajour</text:a>, h/t (73,3 × 93,3 cm)</text:p>
          </table:table-cell>
          <table:table-cell/>
          <table:table-cell office:value-type="float" office:value="1888" calcext:value-type="float">
            <text:p>1888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a_Berceuse_(Augustine_Roulin)" xlink:type="simple">La Berceuse (Augustine Roulin)</text:a> The Metropolitan Museum of Art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Joseph-Étienne_Roulin" xlink:type="simple">Joseph-Étienne Roulin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Couloir_de_l%27hospice_Saint-Paul&amp;action=edit&amp;redlink=1" xlink:type="simple">Couloir de l'hospice Saint-Paul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Le_Champ_de_blé_vert&amp;action=edit&amp;redlink=1" xlink:type="simple">Le Champ de blé ve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Iris(tableau)" xlink:type="simple">Iris</text:a>, h/t (71 × 93 cm), mai (53 M$, Sotheby's, New York, 1987)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Colline_à_Saint-Rémy&amp;action=edit&amp;redlink=1" xlink:type="simple">Colline à Saint-Rémy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Oliviers_avec_les_Alpilles_dans_le_fond&amp;action=edit&amp;redlink=1" xlink:type="simple">Oliviers avec les Alpilles dans le fond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Oliviers_avec_ciel_jaune_et_soleil&amp;action=edit&amp;redlink=1" xlink:type="simple">Oliviers avec ciel jaune et soleil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Vase_avec_douze_tournesols" xlink:type="simple">Vase avec douze tournesol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iki/Vase_avec_quinze_tournesols" xlink:type="simple">Vase avec quinze tournesol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Paysage_avec_cyprès_et_arbres_en_fleurs&amp;action=edit&amp;redlink=1" xlink:type="simple">Paysage avec cyprès et arbres en fleur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Buisson de lilas (73 × 92 cm), <text:a xlink:href="https://fr.wikipedia.org/wiki/Saint-Pétersbourg" xlink:type="simple">Saint-Pétersbourg</text:a>, <text:a xlink:href="https://fr.wikipedia.org/wiki/Musée_de_l%27Ermitage" xlink:type="simple">musée de l'Ermitage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Nature_morte_à_la_planche_à_dessin&amp;action=edit&amp;redlink=1" xlink:type="simple">Nature morte à la planche à dessin</text:a>, h/t (50 × 64 cm), janvier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Verger_en_fleurs_avec_la_vue_sur_Arles&amp;action=edit&amp;redlink=1" xlink:type="simple">Verger en fleurs avec la vue sur Arles</text:a>, h/t (50,5 × 65 cm), avril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Vue_d%27Arles_(verger_en_fleurs,_peupliers)&amp;action=edit&amp;redlink=1" xlink:type="simple">Vue d'Arles (verger en fleurs, peupliers)</text:a>, h/t (72 × 92 cm), avril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e_Dortoir_de_l%27hôpital_d%27Arles&amp;action=edit&amp;redlink=1" xlink:type="simple">Le Dortoir de l'hôpital d'Arles</text:a>, h/t (74 × 92 cm), avril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a_Cour_de_l%27hôpital_d%27Arles&amp;action=edit&amp;redlink=1" xlink:type="simple">La Cour de l'hôpital d'Arles</text:a>, h/t (73 × 92 cm), avril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Fontaine_dans_le_jardin_de_l%27asile&amp;action=edit&amp;redlink=1" xlink:type="simple">Fontaine dans le jardin de l'asile</text:a>, craie noire, plume et roseau (49,5 × 46 cm), mai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e_Jardin_de_l%27asile&amp;action=edit&amp;redlink=1" xlink:type="simple">Le Jardin de l'asile</text:a>, h/t (63 × 45 cm), mai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Paysage_montagneux&amp;action=edit&amp;redlink=1" xlink:type="simple">Paysage montagneux</text:a>, h/t (70,5 × 88,5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Cyprès_Van_Gogh&amp;action=edit&amp;redlink=1" xlink:type="simple">Cyprès</text:a>, crayon et plume (62,5 × 47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Cyprès_avec_deux_silhouettes_Van_Gogh&amp;action=edit&amp;redlink=1" xlink:type="simple">Cyprès</text:a>, h/t (92 × 73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es_Blés_jaunes&amp;action=edit&amp;redlink=1" xlink:type="simple">Les Blés jaunes</text:a>, h/t (73 × 9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Champ_aux_coquelicots&amp;action=edit&amp;redlink=1" xlink:type="simple">Champ aux coquelicots</text:a>, h/t (71 × 91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Champ_d%27oliviers&amp;action=edit&amp;redlink=1" xlink:type="simple">Champ d'oliviers</text:a>, h/t (72 × 9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Vue_des_Alpilles&amp;action=edit&amp;redlink=1" xlink:type="simple">Vue des Alpilles</text:a>, h/t (59 × 7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Nuit_étoilée" xlink:type="simple">Nuit étoilée</text:a>, h/t (73 × 9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e_Champ_de_blé_en_herbe_au_lever_du_soleil&amp;action=edit&amp;redlink=1" xlink:type="simple">Le Champ de blé en herbe au lever du soleil</text:a>, h/t (72 × 9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Champ_de_blé_avec_cyprès" xlink:type="simple">Champ de blé avec cyprès</text:a>, h/t (72,5 × 91,5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Champ_de_blé_vert_avec_cyprès" xlink:type="simple">Le Champ de blé vert avec cyprès</text:a>, h/t (73,5 × 92,5 cm), juin (57 M$, Steven Mazoh &amp; Co. Inc., Rhinebeck, New York, 1993)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ntagnes, h/t (73 × 93 cm), juillet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Champs_de_blé_à_midi&amp;action=edit&amp;redlink=1" xlink:type="simple">Champs de blé à midi</text:a>, h/t (74 × 92 cm), septem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Pietà (d'après Delacroix), h/t (73 × 60,5 cm), septem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mme liant des bottes (d'après Millet), h/t (43,5 × 33,5 cm), septem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e_Surveillant_en_chef_Trabuc_de_l%27Hospice_Saint-Paul&amp;action=edit&amp;redlink=1" xlink:type="simple">Le Surveillant en chef Trabuc de l'Hospice Saint-Paul</text:a>, h/t (61 × 46 cm), septem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Portrait_de_Madame_Trabuc" xlink:type="simple">Portrait de Madame Trabuc</text:a>, h/t (63,4 × 48 cm), septembre, <text:a xlink:href="https://fr.wikipedia.org/wiki/Musée_de_l%27Ermitage" xlink:type="simple">musée de l'Ermitage</text:a> de <text:a xlink:href="https://fr.wikipedia.org/wiki/Saint-Pétersbourg" xlink:type="simple">Saint-Pétersbourg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fr.wikipedia.org/w/index.php?title=Arbres_dans_le_parc_de_l%27hospice_Saint-Paul&amp;action=edit&amp;redlink=1" xlink:type="simple">Arbres dans le parc de l'hospice Saint-Paul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La_Chambre_de_Van_Gogh_à_Arles" xlink:type="simple">La Chambre de Van Gogh à Arles</text:a>, plume, septem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office:value-type="string" calcext:value-type="string">
            <text:p><text:a xlink:href="https://fr.wikipedia.org/wiki/La_Chambre_de_Van_Gogh_à_Arles" xlink:type="simple">La Chambre de Van Gogh à Arles</text:a>, h/t (73 × 92 cm), septembre</text:p>
          </table:table-cell>
          <table:table-cell table:style-name="ce4"/>
          <table:table-cell table:style-name="ce4" office:value-type="float" office:value="1889" calcext:value-type="float">
            <text:p>1889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Champ_de_blé_avec_cyprès" xlink:type="simple">Le Champ de blé avec cyprès</text:a>, craie noire, plume, chalumeau taillé (47 × 62 cm), juin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%27Entrée_d%27une_carrière&amp;action=edit&amp;redlink=1" xlink:type="simple">L'Entrée d'une carrière</text:a>, h/t (60 × 72,5 cm), octo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L%27Entrée_de_l%27asile&amp;action=edit&amp;redlink=1" xlink:type="simple">L'Entrée de l'asile</text:a>, gouache (61,5 × 47 cm), octo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a_Chambre_de_Vincent_à_l%27asile&amp;action=edit&amp;redlink=1" xlink:type="simple">La Chambre de Vincent à l'asile</text:a>, gouache (61,5 × 47 cm), octobr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iki/Portrait_du_docteur_Rey" xlink:type="simple">Portrait du docteur Rey</text:a>, janvier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de_Van_Gogh" xlink:type="simple">Autoportrait à l'oreille bandée</text:a> (60 × 49 cm), janvier, <text:a xlink:href="https://fr.wikipedia.org/wiki/Courtauld_Institute_of_Art" xlink:type="simple">Courtauld Institute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de_Van_Gogh" xlink:type="simple">Autoportrait à l'oreille bandée et pipe</text:a> (51 × 45 cm), janvier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fr.wikipedia.org/w/index.php?title=Touffes_d%27herbe&amp;action=edit&amp;redlink=1" xlink:type="simple">Touffes d'herbe</text:a> (44,5 × 49 cm), avril, <text:a xlink:href="https://fr.wikipedia.org/wiki/Japon" xlink:type="simple">Japon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Coin_dans_le_jardin_de_l%27hôpital_Saint-Paul&amp;action=edit&amp;redlink=1" xlink:type="simple">Coin dans le jardin de l'hôpital Saint-Paul</text:a> (72 × 92 cm), mai, localisation inconnu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Jardin_de_l%27hôpital_Saint-Paul&amp;action=edit&amp;redlink=1" xlink:type="simple">Jardin de l'hôpital Saint-Paul</text:a> (95 × 75,5 cm), mai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s_Cyprès" xlink:type="simple">Les Cyprès</text:a> (74 × 93,3 cm), juin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de_Van_Gogh" xlink:type="simple">Autoportrait de Van Gogh</text:a> (57 × 43,5 cm), août, <text:a xlink:href="https://fr.wikipedia.org/wiki/Washington_(district_de_Columbia)" xlink:type="simple">Washington</text:a>, <text:a xlink:href="https://fr.wikipedia.org/wiki/National_Gallery_of_Art" xlink:type="simple">National Gallery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office:value-type="string" calcext:value-type="string">
            <text:p><text:a xlink:href="https://fr.wikipedia.org/wiki/Autoportraits_de_Van_Gogh" xlink:type="simple">Autoportrait de Van Gogh</text:a>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float" office:value="1889" calcext:value-type="float">
            <text:p>1889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Champ_de_blé_avec_cyprès" xlink:type="simple">Champ de blé avec cyprès</text:a> (51,5 × 65 cm), septembre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e_Surveillant_en_chef_Trabuc_de_l%27hospice_Saint-Paul&amp;action=edit&amp;redlink=1" xlink:type="simple">Le Surveillant en chef Trabuc de l'hospice Saint-Paul</text:a> (61 × 46 cm), septembre, <text:a xlink:href="https://fr.wikipedia.org/wiki/Soleure" xlink:type="simple">Soleure</text:a>, <text:a xlink:href="https://fr.wikipedia.org/wiki/Musée_d%27art_de_Soleure" xlink:type="simple">Musée d'art de Soleure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utoportraits_de_Van_Gogh" xlink:type="simple">Autoportrait de Van Gogh</text:a> (40 × 31 cm), septembre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Champ_de_blé_derrière_l%27hospice_Saint-Paul_avec_un_faucheur" xlink:type="simple">Champ de blé derrière l'hospice Saint-Paul avec un faucheur</text:a> (59,5 × 72,5 cm), septembre, <text:a xlink:href="https://fr.wikipedia.org/wiki/Essen" xlink:type="simple">Essen</text:a>, <text:a xlink:href="https://fr.wikipedia.org/wiki/Musée_Folkwang" xlink:type="simple">musée Folkwang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L%27homme_est_en_mer&amp;action=edit&amp;redlink=1" xlink:type="simple">L'homme est en mer</text:a> (66 × 51 cm), octobre, <text:a xlink:href="https://fr.wikipedia.org/wiki/Saint-Rémy-de-Provence" xlink:type="simple">Saint-Rémy-de-Provence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Jardin_de_l%27hôpital_Saint-Paul&amp;action=edit&amp;redlink=1" xlink:type="simple">Jardin de l'hôpital Saint-Paul</text:a> (65 × 49 cm), octobre, <text:a xlink:href="https://fr.wikipedia.org/wiki/Genève" xlink:type="simple">Genève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/index.php?title=Jardin_de_l%27hôpital_Saint-Paul&amp;action=edit&amp;redlink=1" xlink:type="simple">Jardin de l'hôpital Saint-Paul</text:a> (50 × 63 cm), octobre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ardin de l'hôpital Saint-Paul (73,1 × 92,6 cm), novembre, <text:a xlink:href="https://fr.wikipedia.org/wiki/Essen" xlink:type="simple">Essen</text:a>, <text:a xlink:href="https://fr.wikipedia.org/wiki/Musée_Folkwang" xlink:type="simple">musée Folkwang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emin dans le jardin de l'asile (61 × 50 cm), nov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de blé sous la pluie (74,3 × 93,1 cm), novembre, <text:a xlink:href="https://fr.wikipedia.org/wiki/Philadelphie" xlink:type="simple">Philadelphie</text:a>, <text:a xlink:href="https://fr.wikipedia.org/wiki/Philadelphia_Museum_of_Art" xlink:type="simple">Philadelphia Museum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Fin de la journée (d'après Millet) (72 × 94 cm), novembre, <text:a xlink:href="https://fr.wikipedia.org/wiki/Komaki" xlink:type="simple">Komaki</text:a>, Menard Art Museum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Oliveraie, Saint-Rémy (74 × 93 cm), novembre, <text:a xlink:href="https://fr.wikipedia.org/wiki/Göteborg" xlink:type="simple">Göteborg</text:a>, <text:a xlink:href="https://fr.wikipedia.org/wiki/Musée_des_beaux-arts_de_Göteborg" xlink:type="simple">Musée des beaux-arts de Göteborg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Oliveraie avec ciel bleu (72,7 × 92 cm), novembre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Oliviers (73,6 × 92,7 cm), novembre, <text:a xlink:href="https://fr.wikipedia.org/wiki/Minneapolis" xlink:type="simple">Minneapolis</text:a>, <text:a xlink:href="https://fr.wikipedia.org/wiki/Minneapolis_Institute_of_Arts" xlink:type="simple">Minneapolis Institute of Art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Oliviers (51 × 65,2 cm), novembre, <text:a xlink:href="https://fr.wikipedia.org/wiki/Édimbourg" xlink:type="simple">Édimbourg</text:a>, <text:a xlink:href="https://fr.wikipedia.org/wiki/National_Gallery_of_Scotland" xlink:type="simple">National Gallery of Scotland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ins au coucher de soleil (92 × 73 cm), nov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office:value-type="string" calcext:value-type="string">
            <text:p>Jardin dans l'hôpital Saint-Paul (58 × 45 cm)</text:p>
          </table:table-cell>
          <table:table-cell table:style-name="ce4" office:value-type="string" calcext:value-type="string">
            <text:p>novembre</text:p>
          </table:table-cell>
          <table:table-cell table:style-name="ce4" office:value-type="float" office:value="1889" calcext:value-type="float">
            <text:p>1889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Larges Platanes, cantonniers à Saint-Rémy (73,4 × 91,8 cm), novembre, <text:a xlink:href="https://fr.wikipedia.org/wiki/Cleveland" xlink:type="simple">Cleveland</text:a>, <text:a xlink:href="https://fr.wikipedia.org/wiki/Cleveland_Museum_of_Art" xlink:type="simple">Cleveland Museum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Cantonniers (73 × 93 cm), novembre, <text:a xlink:href="https://fr.wikipedia.org/wiki/Washington_(district_de_Columbia)" xlink:type="simple">Washington (district de Columbia)</text:a>, <text:a xlink:href="https://fr.wikipedia.org/wiki/The_Phillips_Collection" xlink:type="simple">The Phillips Collection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Bergère (d'après Millet) (53 × 41,5 cm), novembre, <text:a xlink:href="https://fr.wikipedia.org/wiki/Tel_Aviv-Jaffa" xlink:type="simple">Tel Aviv-Jaffa</text:a>, <text:a xlink:href="https://fr.wikipedia.org/wiki/Musée_d%27art_de_Tel_Aviv" xlink:type="simple">Musée d'art de Tel Aviv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anc de pierre dans le jardin de l'hôpital Saint-Paul (39,5 × 47,5 cm), novembre, <text:a xlink:href="https://fr.wikipedia.org/wiki/São_Paulo" xlink:type="simple">São Paulo</text:a>, <text:a xlink:href="https://fr.wikipedia.org/wiki/Musée_d%27Art_de_São_Paulo" xlink:type="simple">Musée d'Art de São Paulo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Pins dans le jardin de l'établissement (46 × 51 cm), nov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Deux bêcheurs parmi les arbres (65 × 50,2 cm), novembre-décembre, <text:a xlink:href="https://fr.wikipedia.org/wiki/Détroit_(Michigan)" xlink:type="simple">Détroit (Michigan)</text:a>, <text:a xlink:href="https://fr.wikipedia.org/wiki/Detroit_Institute_of_Arts" xlink:type="simple">Detroit Institute of Art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d'oliviers (73 × 92 cm), novembre-décembre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Oliviers contre une pente d'une colline (33,5 × 40 cm), novembre-décembre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de blé derrière l'hôpital de Saint-Paul (24 × 33,7 cm), novembre-décembre, <text:a xlink:href="https://fr.wikipedia.org/wiki/Richmond_(Virginie)" xlink:type="simple">Richmond</text:a>, <text:a xlink:href="https://fr.wikipedia.org/wiki/Musée_des_beaux-arts_de_Virginie" xlink:type="simple">Virginia Museum of Fine Arts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Terrain clos avec soleil levant (71 × 90 cm), décembre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avec une maison et un laboureur (33 × 41 cm), décembre, <text:a xlink:href="https://fr.wikipedia.org/wiki/Saint-Pétersbourg" xlink:type="simple">Saint-Pétersbourg</text:a>, <text:a xlink:href="https://fr.wikipedia.org/wiki/Musée_de_l%27Ermitage" xlink:type="simple">Musée de l'Ermitage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avec deux lapins (32,5 × 40,5 cm), décembre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ardin de l'hôpital Saint-Paul (71,5 × 90,5 cm), décembre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dans le voisinage de Saint-Rémy, décembre, lieu inconnu (volé en 1989)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avec olivier et montagnes en arrière-plan, décembre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Ravin (Les Peiroulets) (72 × 92 cm), déc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Un champ dans les montagnes, Le mas de Saint-Paul (73 × 91,5 cm), déc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Cueillette des olives (73 × 92 cm), décembre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Cueillette des olives (73 × 92 cm), décembre, <text:a xlink:href="https://fr.wikipedia.org/wiki/Suisse" xlink:type="simple">Suisse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mmes récoltant des olives (72,7 × 91,4 cm), décembre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Oliveraie (73 × 92 cm), décembre, <text:a xlink:href="https://fr.wikipedia.org/wiki/Washington_(district_de_Columbia)" xlink:type="simple">Washington (district de Columbia)</text:a>, <text:a xlink:href="https://fr.wikipedia.org/wiki/National_Gallery_of_Art" xlink:type="simple">National Gallery of Art</text:a>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rme parmi les oliviers (70 × 60 cm), décembre, <text:a xlink:href="https://fr.wikipedia.org/wiki/Japon" xlink:type="simple">Japon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abane en bois (45,5 × 60 cm), décembre, <text:a xlink:href="https://fr.wikipedia.org/wiki/Bruxelles" xlink:type="simple">Bruxelles</text:a>, collection privée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emin de Saint-Rémy avec une femme (32,2 × 40,5 cm), <text:a xlink:href="https://fr.wikipedia.org/wiki/Japon" xlink:type="simple">Japon</text:a>, Kasama Nichido Museum of Art</text:p>
          </table:table-cell>
          <table:table-cell/>
          <table:table-cell office:value-type="float" office:value="1889" calcext:value-type="float">
            <text:p>1889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office:value-type="string" calcext:value-type="string">
            <text:p>La Méridienne ou La Sieste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Charrue et la Herse (d'après <text:a xlink:href="https://fr.wikipedia.org/wiki/Jean-François_Millet" xlink:type="simple">Millet</text:a>) (72 × 92 cm), janvier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ns allant aux champs (d'après <text:a xlink:href="https://fr.wikipedia.org/wiki/Jean-François_Millet" xlink:type="simple">Millet</text:a>) (73 × 92 cm), janvier <text:a xlink:href="https://fr.wikipedia.org/wiki/Saint-Pétersbourg" xlink:type="simple">Saint-Pétersbourg</text:a>, <text:a xlink:href="https://fr.wikipedia.org/wiki/Musée_de_l%27Ermitage" xlink:type="simple">musée de l'Ermitag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Premiers Pas (d'après <text:a xlink:href="https://fr.wikipedia.org/wiki/Jean-François_Millet" xlink:type="simple">Millet</text:a>) (72,4 × 92,2 cm), janvier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Ronde des prisonniers (d'après <text:a xlink:href="https://fr.wikipedia.org/wiki/Gustave_Doré" xlink:type="simple">Gustave Doré</text:a>) (80 × 63 cm), février, <text:a xlink:href="https://fr.wikipedia.org/wiki/Moscou" xlink:type="simple">Moscou</text:a>, <text:a xlink:href="https://fr.wikipedia.org/wiki/Musée_des_beaux-arts_Pouchkine" xlink:type="simple">musée Pouchkin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yprès et deux femmes (43,5 × 27 cm), février, <text:a xlink:href="https://fr.wikipedia.org/wiki/Amsterdam" xlink:type="simple">Amsterdam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Arlésienne (Madame Ginoux) (65 × 49 cm), février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Arlésienne (Madame Ginoux) (60 × 50 cm), février, <text:a xlink:href="https://fr.wikipedia.org/wiki/Rome" xlink:type="simple">Rome</text:a>, <text:a xlink:href="https://fr.wikipedia.org/wiki/Galerie_nationale_d%27art_moderne_et_contemporain" xlink:type="simple">Galerie nationale d'art moderne et contemporain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Arlésienne (Madame Ginoux) (65 × 54,5 cm), février, <text:a xlink:href="https://fr.wikipedia.org/wiki/São_Paulo" xlink:type="simple">São Paulo</text:a>, <text:a xlink:href="https://fr.wikipedia.org/wiki/Musée_d%27art_de_São_Paulo" xlink:type="simple">musée d'art de São Paulo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Arlésienne (Madame Ginoux) (66 × 54 cm), février, collection privée Ruth Bakwin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umières au soleil. Réminiscence du Nord (50 × 39 cm), février, Merion Station, <text:a xlink:href="https://fr.wikipedia.org/wiki/Philadelphie" xlink:type="simple">Philadelphie</text:a>, <text:a xlink:href="https://fr.wikipedia.org/wiki/Fondation_Barnes" xlink:type="simple">Fondation Barnes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Amandier_en_fleurs" xlink:type="simple">Amandier en fleurs</text:a> (73,5 × 92 cm), février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Bûcheron (43,5 × 25 cm), février, <text:a xlink:href="https://fr.wikipedia.org/wiki/Amsterdam" xlink:type="simple">Amsterdam</text:a>, <text:a xlink:href="https://fr.wikipedia.org/wiki/Musée_Van_Gogh" xlink:type="simple">musée Van Gogh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Récolte de pommes de terre (32 × 40,5 cm), mars-avril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isons et Cyprès. Réminiscence du Nord (29 × 36,5 cm), mars-avril, <text:a xlink:href="https://fr.wikipedia.org/wiki/Amsterdam" xlink:type="simple">Amsterdam</text:a>, <text:a xlink:href="https://fr.wikipedia.org/wiki/Musée_Van_Gogh" xlink:type="simple">musée Van Gogh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isons. Réminiscence du Nord (45,5 × 43 cm), mars-avril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Sarcleuses (49,3 × 64 cm), mars-avril, <text:a xlink:href="https://fr.wikipedia.org/wiki/Zurich" xlink:type="simple">Zurich</text:a>, <text:a xlink:href="https://fr.wikipedia.org/wiki/Fondation_et_Collection_Emil_G._Bührle" xlink:type="simple">Fondation et Collection Emil G. Bührl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Vieil Homme triste (81 × 65 cm), avril-mai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pillons et coquelicots (34,5 × 25,5 cm), avril-mai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ins et pissenlits dans le jardin de l'hôpital Saint-Paul (72 × 90 cm), avril-mai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oses et Scarabée(33,5 × 24,5 cm), avril-mai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Roses sauvages (24,5 × 33 cm), avril-mai, <text:a xlink:href="https://fr.wikipedia.org/wiki/Amsterdam" xlink:type="simple">Amsterdam</text:a>, <text:a xlink:href="https://fr.wikipedia.org/wiki/Musée_van_Gogh" xlink:type="simple">Musée van Gogh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vec roses (71 × 90 cm), mai, <text:a xlink:href="https://fr.wikipedia.org/wiki/Washington_(district_de_Columbia)" xlink:type="simple">Washington</text:a>, <text:a xlink:href="https://fr.wikipedia.org/wiki/National_Gallery_of_Art" xlink:type="simple">National Gallery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Herbage dans le jardin de l'hospice Saint-Paul (64,5 × 81 cm), mai, <text:a xlink:href="https://fr.wikipedia.org/wiki/Londres" xlink:type="simple">Londres</text:a>, <text:a xlink:href="https://fr.wikipedia.org/wiki/National_Gallery" xlink:type="simple">National Gallery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vec iris (73,7 × 92,1 cm), mai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romenade au clair de lune au milieu des oliviers (49,5 × 45,5 cm), mai, <text:a xlink:href="https://fr.wikipedia.org/wiki/São_Paulo" xlink:type="simple">São Paulo</text:a>, <text:a xlink:href="https://fr.wikipedia.org/wiki/Musée_d%27Art_de_São_Paulo" xlink:type="simple">Musée d'Art de São Paulo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isons à Auvers (72 × 60,5 cm), mai, <text:a xlink:href="https://fr.wikipedia.org/wiki/Boston" xlink:type="simple">Boston</text:a>, <text:a xlink:href="https://fr.wikipedia.org/wiki/Musée_des_beaux-arts_de_Boston" xlink:type="simple">Musée des beaux-arts de Boston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'Escalier d'Auvers (49,8 × 70,1 cm), mai, <text:a xlink:href="https://fr.wikipedia.org/wiki/Saint-Louis_(Missouri)" xlink:type="simple">Saint-Louis</text:a>, <text:a xlink:href="https://fr.wikipedia.org/wiki/Musée_d%27art_de_Saint-Louis" xlink:type="simple">Musée d'art de Saint-Louis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Route avec cyprès et ciel étoilé (92 × 73 cm), mai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ranches de marronniers en fleur (73 × 92 cm), mai, <text:a xlink:href="https://fr.wikipedia.org/wiki/Suisse" xlink:type="simple">Suisse</text:a>, <text:a xlink:href="https://fr.wikipedia.org/wiki/Fondation_et_Collection_Emil_G._Bührle" xlink:type="simple">Bührl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Bon Samaritain (73 × 60 cm), mai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âtaignier en fleurs (63 × 50,5 cm), mai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Résurrection de Lazare (d'après <text:a xlink:href="https://fr.wikipedia.org/wiki/Rembrandt" xlink:type="simple">Rembrandt</text:a>) (50 × 65 cm), mai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office:value-type="string" calcext:value-type="string">
            <text:p>Dans le jardin du docteur Paul Gachet (73 × 51,5 cm)</text:p>
          </table:table-cell>
          <table:table-cell table:style-name="ce4" office:value-type="string" calcext:value-type="string">
            <text:p><text:s/>mai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s de blé vert (93 × 73 cm), mai, collection privée Paul Mellon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Vessenots à Auvers (65 × 55 cm), mai, <text:a xlink:href="https://fr.wikipedia.org/wiki/Madrid" xlink:type="simple">Madrid</text:a>, <text:a xlink:href="https://fr.wikipedia.org/wiki/Musée_Thyssen-Bornemisza" xlink:type="simple">Musée Thyssen-Bornemisza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ue d’Auvers (73 × 92 cm), mai, <text:a xlink:href="https://fr.wikipedia.org/wiki/Helsinki" xlink:type="simple">Helsinki</text:a>, <text:a xlink:href="https://fr.wikipedia.org/wiki/Musée_Ateneum_(Helsinki)" xlink:type="simple">Musée Ateneum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 Maison du père Éloi (51 × 58 cm), mai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Maison du père Pilon (49 × 70 cm), mai, collection privée Niarchos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arronniers en fleurs (70 × 58 cm), mai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umières (60 × 73 cm), mai, <text:a xlink:href="https://fr.wikipedia.org/wiki/Saint-Pétersbourg" xlink:type="simple">Saint-Pétersbourg</text:a>, <text:a xlink:href="https://fr.wikipedia.org/wiki/Musée_de_l%27Ermitage" xlink:type="simple">Musée de l'Ermitag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ux iris sur fond jaune (92 × 73,5 cm), mai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vec roses (92,6 × 73,7 cm), mai, <text:a xlink:href="https://fr.wikipedia.org/wiki/New_York" xlink:type="simple">New York</text:a>, <text:a xlink:href="https://fr.wikipedia.org/wiki/Metropolitan_Museum_of_Art" xlink:type="simple">Metropolitan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’Escalier d’Auvers avec deux personnages (20,5 × 26 cm), mai-juin, Japo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ermes avec personnages (38 × 45 cm), mai-juin, <text:a xlink:href="https://fr.wikipedia.org/wiki/Amsterdam" xlink:type="simple">Amsterdam</text:a>, <text:a xlink:href="https://fr.wikipedia.org/wiki/Musée_van_Gogh" xlink:type="simple">Musée van Gogh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Épis de blé (64,5 × 48,5 cm), juin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ue d’Auvers (50 × 52 cm), mai-juin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s de blé à Auvers (73 × 93 cm), juin, <text:a xlink:href="https://fr.wikipedia.org/wiki/Washington_(district_de_Columbia)" xlink:type="simple">Washington</text:a>, <text:a xlink:href="https://fr.wikipedia.org/wiki/Phillips_Collection" xlink:type="simple">Phillips Collection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Fleurs sauvages et chardons dans un vase (67 × 47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ison d'Auvers (60,6 × 73 cm), juin, <text:a xlink:href="https://fr.wikipedia.org/wiki/Toledo_(Ohio)" xlink:type="simple">Toledo (Ohio)</text:a>, <text:a xlink:href="https://fr.wikipedia.org/wiki/Toledo_Museum_of_Art" xlink:type="simple">Toledo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Petite Arlésienne (51 × 49 cm), juin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Portrait_d%27Adeline_Ravoux" xlink:type="simple">Portrait d'Adeline Ravoux</text:a> (67 × 55 cm), juin, <text:a xlink:href="https://fr.wikipedia.org/wiki/Suisse" xlink:type="simple">Suisse</text:a>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Portrait_d%27Adeline_Ravoux" xlink:type="simple">Portrait d'Adeline Ravoux</text:a> (50,2 × 50,5 cm), juin, <text:a xlink:href="https://fr.wikipedia.org/wiki/Cleveland" xlink:type="simple">Cleveland</text:a>, <text:a xlink:href="https://fr.wikipedia.org/wiki/Cleveland_Museum_of_Art" xlink:type="simple">Cleveland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Portrait_d%27Adeline_Ravoux" xlink:type="simple">Portrait d'Adeline Ravoux</text:a> (73,7 × 54,7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Sous-bois avec deux personnages (50 × 100 cm), juin, <text:a xlink:href="https://fr.wikipedia.org/wiki/Cincinnati" xlink:type="simple">Cincinnati</text:a>, <text:a xlink:href="https://fr.wikipedia.org/wiki/Musée_d%27art_de_Cincinnati" xlink:type="simple">Musée d'art de Cincinnati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office:value-type="string" calcext:value-type="string">
            <text:p>Deux fillettes (51,5 × 46,5 cm)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nne au chapeau de paille assise devant un champ de blé (92 × 73 cm), juin, <text:a xlink:href="https://fr.wikipedia.org/wiki/Berne" xlink:type="simple">Berne</text:a>, collection privée Hahnloser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oquelicot et marguerite (65 × 50 cm), juin, <text:a xlink:href="https://fr.wikipedia.org/wiki/Buffalo_(New_York)" xlink:type="simple">Buffalo</text:a>, <text:a xlink:href="https://fr.wikipedia.org/wiki/Albright-Knox_Art_Gallery" xlink:type="simple">Albright-Knox Art Gallery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office:value-type="string" calcext:value-type="string">
            <text:p><text:a xlink:href="https://fr.wikipedia.org/wiki/L%27Église_d%27Auvers-sur-Oise" xlink:type="simple">L'Église d'Auvers-sur-Oise</text:a>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Roses (32 × 40,5 cm), juin, <text:a xlink:href="https://fr.wikipedia.org/wiki/Copenhague" xlink:type="simple">Copenhague</text:a>, <text:a xlink:href="https://fr.wikipedia.org/wiki/Ny_Carlsberg_Glyptotek" xlink:type="simple">Ny Carlsberg Glyptotek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Portrait_du_Dr_Gachet_avec_branche_de_digitale" xlink:type="simple">Portrait du DrGachet avec digitale et livres</text:a> (67 × 56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office:value-type="string" calcext:value-type="string">
            <text:p><text:a xlink:href="https://fr.wikipedia.org/wiki/Portrait_du_Dr_Gachet_avec_branche_de_digitale" xlink:type="simple">Portrait du Dr Gachet avec branche de digitale</text:a> (67 × 56 cm)</text:p>
          </table:table-cell>
          <table:table-cell table:style-name="ce4" office:value-type="string" calcext:value-type="string">
            <text:p><text:s/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x enfants (51,2 × 51, cm), juin, <text:a xlink:href="https://fr.wikipedia.org/wiki/Paris" xlink:type="simple">Paris</text:a>, <text:a xlink:href="https://fr.wikipedia.org/wiki/Musée_d%27Orsay" xlink:type="simple">Musée d'Orsay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eune fille en blanc (66 × 45 cm), juin, <text:a xlink:href="https://fr.wikipedia.org/wiki/Washington_(district_de_Columbia)" xlink:type="simple">Washington</text:a>, <text:a xlink:href="https://fr.wikipedia.org/wiki/National_Gallery_of_Art" xlink:type="simple">National Gallery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Maison_blanche,_la_nuit" xlink:type="simple">Maison blanche, la nuit</text:a> (59 × 72,5 cm), juin, <text:a xlink:href="https://fr.wikipedia.org/wiki/Saint-Pétersbourg" xlink:type="simple">Saint-Pétersbourg</text:a>, <text:a xlink:href="https://fr.wikipedia.org/wiki/Musée_de_l%27Ermitage" xlink:type="simple">Musée de l'Ermitag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Verre avec œillets (41 × 32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Verre de fleurs sauvages (41 × 34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avec chariot (72 × 90 cm), juin, <text:a xlink:href="https://fr.wikipedia.org/wiki/Moscou" xlink:type="simple">Moscou</text:a>, <text:a xlink:href="https://fr.wikipedia.org/wiki/Musée_Pouchkine" xlink:type="simple">Musée Pouchkin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arguerite Gachet au piano (102,6 × 50 cm), juin, <text:a xlink:href="https://fr.wikipedia.org/wiki/Bâle" xlink:type="simple">Bâle</text:a>, <text:a xlink:href="https://fr.wikipedia.org/wiki/Kunstmuseum_(Bâle)" xlink:type="simple">Musée d'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Petite Rivière (40 × 25,5 cm), juin, <text:a xlink:href="https://fr.wikipedia.org/wiki/New_York" xlink:type="simple">New York</text:a>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office:value-type="string" calcext:value-type="string">
            <text:p>Mademoiselle Gachet dans son jardin à Auvers-sur-Oise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office:value-type="string" calcext:value-type="string">
            <text:p>Chaumes de Cordeville à Auvers-sur-Oise 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'Enfant à l'orange (50 × 51 cm), juin, <text:a xlink:href="https://fr.wikipedia.org/wiki/Winterthour" xlink:type="simple">Winterthour</text:a>, <text:a xlink:href="https://fr.wikipedia.org/wiki/Villa_Flora" xlink:type="simple">Villa Flora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hamps de coquelicots (73 × 91,5 cm), juin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ignes avec vue d'Auvers (64,2 × 79,5 cm), juin, <text:a xlink:href="https://fr.wikipedia.org/wiki/Saint-Louis_(Missouri)" xlink:type="simple">Saint-Louis (Missouri)</text:a>, <text:a xlink:href="https://fr.wikipedia.org/wiki/Musée_d%27art_de_Saint-Louis" xlink:type="simple">Musée d'art de Saint-Louis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vec hibiscus des marais (42 × 29 cm), juin, <text:a xlink:href="https://fr.wikipedia.org/wiki/Amsterdam" xlink:type="simple">Amsterdam</text:a>, <text:a xlink:href="https://fr.wikipedia.org/wiki/Musée_van_Gogh" xlink:type="simple">Musée van Gogh</text:a>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ase avec fleurs et des chardons (41 × 34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Chaumières dans Jorgus (33 × 40,5 cm), juin, <text:a xlink:href="https://fr.wikipedia.org/wiki/Pleasantville" xlink:type="simple">Pleasantville</text:a>, collection privée Reader's Digest (?)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ranches d'acacia en fleur (32,5 × 24 cm), juin, <text:a xlink:href="https://fr.wikipedia.org/wiki/Stockholm" xlink:type="simple">Stockholm</text:a>, <text:a xlink:href="https://fr.wikipedia.org/wiki/Nationalmuseum" xlink:type="simple">Nationalmuseum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eune homme avec bleuet (39 × 30,5 cm), juin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5" office:value-type="string" calcext:value-type="string">
            <text:p>Roses et anémones (51,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float" office:value="1890" calcext:value-type="float">
            <text:p>1890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Champs de blé près d'Auvers (50 × 101 cm), juin, <text:a xlink:href="https://fr.wikipedia.org/wiki/Vienne_(Autriche)" xlink:type="simple">Vienne</text:a>, <text:a xlink:href="https://fr.wikipedia.org/wiki/Palais_du_Belvédère_(Vienne)" xlink:type="simple">Palais du Belvédèr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au crépuscule (50 × 101 cm), juin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Jardin à Auvers (64 × 80 cm), juin, <text:a xlink:href="https://fr.wikipedia.org/wiki/Paris" xlink:type="simple">Paris</text:a>, collection Pierre Vernes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Jardin_de_Daubigny" xlink:type="simple">Le Jardin de Daubigny</text:a> (50,7 × 50,7 cm), juin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Jardin_de_Daubigny" xlink:type="simple">Le Jardin de Daubigny</text:a> (50 × 101,5 cm), juillet, <text:a xlink:href="https://fr.wikipedia.org/wiki/Fort_Worth" xlink:type="simple">Fort Worth</text:a>, <text:a xlink:href="https://fr.wikipedia.org/wiki/Kimbell_Art_Museum" xlink:type="simple">Kimbell Art Museum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_Jardin_de_Daubigny" xlink:type="simple">Le Jardin de Daubigny</text:a> (53 × 103 cm), juillet, <text:a xlink:href="https://fr.wikipedia.org/wiki/Hiroshima" xlink:type="simple">Hiroshima</text:a>, <text:a xlink:href="https://fr.wikipedia.org/wiki/Musée_d%27art_de_Hiroshima" xlink:type="simple">musée d'art de Hiroshima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 Bosquet (73 × 92 cm), juillet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Deux_femmes_à_travers_champs" xlink:type="simple">Deux femmes à travers champs</text:a> (32 × 64 cm), juillet, <text:a xlink:href="https://fr.wikipedia.org/wiki/San_Antonio" xlink:type="simple">San Antonio</text:a>, <text:a xlink:href="https://fr.wikipedia.org/wiki/Musée_d%27art_McNay" xlink:type="simple">musée d'art McNay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Meules de foin sous un ciel pluvieux (64 × 52,5 cm), juillet, <text:a xlink:href="https://fr.wikipedia.org/wiki/Otterlo" xlink:type="simple">Otterlo</text:a>, <text:a xlink:href="https://fr.wikipedia.org/wiki/Musée_Kröller-Müller" xlink:type="simple">musée Kröller-Mül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Champs (50 × 65 cm), juillet, <text:a xlink:href="https://fr.wikipedia.org/wiki/Suisse" xlink:type="simple">Suisse</text:a>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aux meules de blé (50 × 100 cm), juillet, <text:a xlink:href="https://fr.wikipedia.org/wiki/Bâle" xlink:type="simple">Bâle</text:a>, <text:a xlink:href="https://fr.wikipedia.org/wiki/Fondation_Beyeler" xlink:type="simple">Fondation Beyeler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 de blé avec bleuets (60 × 81 cm), juillet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umières sur une colline (50,2 × 100,3 cm), juillet, <text:a xlink:href="https://fr.wikipedia.org/wiki/Londres" xlink:type="simple">Londres</text:a>, <text:a xlink:href="https://fr.wikipedia.org/wiki/Tate_(galerie)" xlink:type="simple">Tat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aysage à Auvers sous la pluie (50 × 100 cm), juillet, <text:a xlink:href="https://fr.wikipedia.org/wiki/Cardiff" xlink:type="simple">Cardiff</text:a>, <text:a xlink:href="https://fr.wikipedia.org/wiki/Musée_national_de_Cardiff" xlink:type="simple">musée national de Cardiff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Champs de blé avec Auvers (43 × 50 cm), juillet, <text:a xlink:href="https://fr.wikipedia.org/wiki/Genève" xlink:type="simple">Genève</text:a>, <text:a xlink:href="https://fr.wikipedia.org/wiki/Musée_d%27art_et_d%27histoire_(Genève)" xlink:type="simple">musée d'art et d'histoire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Racines d’arbres (50 × 100 cm), juillet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es Champs de blé (40 × 50 cm), juillet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Gerbes de blé (50,5 × 101 cm), juillet, <text:a xlink:href="https://fr.wikipedia.org/wiki/Dallas" xlink:type="simple">Dallas</text:a>, <text:a xlink:href="https://fr.wikipedia.org/wiki/Dallas_Museum_of_Art" xlink:type="simple">Dallas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 Bosquet (73 × 92 cm), juillet, <text:a xlink:href="https://fr.wikipedia.org/wiki/New_York" xlink:type="simple">New York</text:a>, collection privée Joseph Hazen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a Mairie d'Auvers sur Oise le 14 juillet (93 × 72 cm), juillet, <text:a xlink:href="https://fr.wikipedia.org/wiki/Chicago" xlink:type="simple">Chicago</text:a>, collection privée Leigh B. Block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Les_Vaches_(Van_Gogh)" xlink:type="simple">Les Vaches</text:a> (d'après <text:a xlink:href="https://fr.wikipedia.org/wiki/Jacob_Jordaens" xlink:type="simple">Jordaens</text:a>) (55 × 65 cm), juillet, <text:a xlink:href="https://fr.wikipedia.org/wiki/Lille" xlink:type="simple">Lille</text:a>, <text:a xlink:href="https://fr.wikipedia.org/wiki/Palais_des_beaux-arts_de_Lille" xlink:type="simple">Palais des beaux-arts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office:value-type="string" calcext:value-type="string">
            <text:p>Musée Lille</text:p>
          </table:table-cell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Bords de l’Oise, La Grenouillère (73,3 × 93,7 cm), juillet, <text:a xlink:href="https://fr.wikipedia.org/wiki/Détroit_(Michigan)" xlink:type="simple">Détroit</text:a>, <text:a xlink:href="https://fr.wikipedia.org/wiki/Detroit_Institute_of_Arts" xlink:type="simple">Detroit Institute of Arts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laine d'Auvers (73,3 × 92 cm), juillet, <text:a xlink:href="https://fr.wikipedia.org/wiki/Munich" xlink:type="simple">Munich</text:a>, <text:a xlink:href="https://fr.wikipedia.org/wiki/Neue_Pinakothek" xlink:type="simple">Neue Pinakothek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es Chaumes du Gré à Chaponval (65 × 81,5 cm), juillet, <text:a xlink:href="https://fr.wikipedia.org/wiki/Zurich" xlink:type="simple">Zurich</text:a>, <text:a xlink:href="https://fr.wikipedia.org/wiki/Kunsthaus_de_Zurich" xlink:type="simple">Kunsthaus de Zuric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s de blé sous un ciel de pluie (50 × 100,5 cm), juillet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Vue d’Auvers avec église (34 × 42 cm), juillet, collection privée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hamps de blé à Auvers sous la pluie (73 × 92 cm), juillet, <text:a xlink:href="https://fr.wikipedia.org/wiki/Pittsburgh" xlink:type="simple">Pittsburgh</text:a>, <text:a xlink:href="https://fr.wikipedia.org/wiki/Carnegie_Museum_of_Art" xlink:type="simple">Carnegie Museum of Art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https://fr.wikipedia.org/wiki/Champ_de_blé_aux_corbeaux" xlink:type="simple">Champ de blé aux corbeaux</text:a> (50,5 × 103 cm), juillet, <text:a xlink:href="https://fr.wikipedia.org/wiki/Amsterdam" xlink:type="simple">Amsterdam</text:a>, <text:a xlink:href="https://fr.wikipedia.org/wiki/Musée_van_Gogh" xlink:type="simple">musée van Gogh</text:a></text:p>
          </table:table-cell>
          <table:table-cell/>
          <table:table-cell office:value-type="float" office:value="1890" calcext:value-type="float">
            <text:p>1890</text:p>
          </table:table-cell>
          <table:table-cell table:style-name="ce3" office:value-type="string" calcext:value-type="string">
            <text:p>Non précisé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6" office:value-type="string" calcext:value-type="string">
            <text:p>Les roulottes, campement de bohémiens aux environs d'Arles</text:p>
          </table:table-cell>
          <table:table-cell table:style-name="ce4" office:value-type="string" calcext:value-type="string">
            <text:p>août</text:p>
          </table:table-cell>
          <table:table-cell table:style-name="ce4" office:value-type="float" office:value="1888" calcext:value-type="float">
            <text:p>1888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9" office:value-type="string" calcext:value-type="string">
            <text:p>L'arlésienne</text:p>
          </table:table-cell>
          <table:table-cell table:style-name="ce12" office:value-type="string" calcext:value-type="string">
            <text:p>novembre</text:p>
          </table:table-cell>
          <table:table-cell table:style-name="ce4" office:value-type="float" office:value="1888" calcext:value-type="float">
            <text:p>1888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6" office:value-type="string" calcext:value-type="string">
            <text:p>Fritillaires couronne imperiale dans un vase de cuivre</text:p>
          </table:table-cell>
          <table:table-cell table:style-name="ce4"/>
          <table:table-cell table:style-name="ce4" office:value-type="float" office:value="1887" calcext:value-type="float">
            <text:p>1887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6" office:value-type="string" calcext:value-type="string">
            <text:p>Portrait de l'artiste</text:p>
          </table:table-cell>
          <table:table-cell table:style-name="ce4" office:value-type="string" calcext:value-type="string">
            <text:p>automne</text:p>
          </table:table-cell>
          <table:table-cell table:style-name="ce4" office:value-type="float" office:value="1887" calcext:value-type="float">
            <text:p>1887</text:p>
          </table:table-cell>
          <table:table-cell table:style-name="ce4"/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style-name="ce26" office:value-type="string" calcext:value-type="string">
            <text:p>Abu-Dhabi</text:p>
          </table:table-cell>
          <table:table-cell table:number-columns-repeated="101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0" office:value-type="string" calcext:value-type="string">
            <text:p>Tête de paysanne hollandaise</text:p>
          </table:table-cell>
          <table:table-cell table:style-name="ce4"/>
          <table:table-cell table:style-name="ce4" office:value-type="float" office:value="1884" calcext:value-type="float">
            <text:p>1884</text:p>
          </table:table-cell>
          <table:table-cell table:style-name="ce4" office:value-type="string" calcext:value-type="string">
            <text:p>Nuenen</text:p>
          </table:table-cell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number-columns-repeated="101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10"/>
          <table:table-cell table:style-name="ce4" table:number-columns-repeated="3"/>
          <table:table-cell table:style-name="ce4" office:value-type="string" calcext:value-type="string">
            <text:p>Musée d ‘Orsay</text:p>
          </table:table-cell>
          <table:table-cell table:style-name="ce4" office:value-type="string" calcext:value-type="string">
            <text:p>Réserve</text:p>
          </table:table-cell>
          <table:table-cell table:number-columns-repeated="1016"/>
        </table:table-row>
        <table:table-row table:style-name="ro2" table:number-rows-repeated="10481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H4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tableaux du Vincent Van Gogh <text:s/>museum d'Amsterdam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8:45:56.86643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5:11:17.588077333</meta:creation-date>
    <meta:print-date>2018-05-30T18:25:42.130098109</meta:print-date>
    <dc:date>2018-05-30T19:01:33.163560325</dc:date>
    <meta:editing-duration>PT29M40S</meta:editing-duration>
    <meta:editing-cycles>6</meta:editing-cycles>
    <meta:generator>LibreOffice/5.1.6.2$Linux_x86 LibreOffice_project/10m0$Build-2</meta:generator>
    <meta:document-statistic meta:table-count="1" meta:cell-count="1444" meta:object-count="0"/>
  </office:meta>
</office:document-meta>
</file>